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glParchis. Manual de usuario</text:title></text:p>
      <text:p text:style-name="Subtitle"><text:initial-creator>Mariano Muñoz</text:initial-creator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"><text:s/>1 <text:a xlink:type="simple" xlink:href="#__RefHeading__51_1378443548" text:style-name="Internet_20_link" text:visited-style-name="Internet_20_link">Introducción</text:a><text:tab/><text:a xlink:type="simple" xlink:href="#__RefHeading__51_1378443548" text:style-name="Internet_20_link" text:visited-style-name="Internet_20_link">2</text:a></text:p>
          <text:p text:style-name="P2"><text:s/>2 <text:a xlink:type="simple" xlink:href="#__RefHeading__53_1378443548" text:style-name="Internet_20_link" text:visited-style-name="Internet_20_link">Manual de usuario</text:a><text:tab/><text:a xlink:type="simple" xlink:href="#__RefHeading__53_1378443548" text:style-name="Internet_20_link" text:visited-style-name="Internet_20_link">2</text:a></text:p>
        </text:index-body>
      </text:table-of-content>
      <text:p text:style-name="Text_20_body"/>
      <text:h text:style-name="P1" text:outline-level="1"><text:bookmark text:name="__RefHeading__51_1378443548"/>Introducción<text:bookmark-end text:name="__RefHeading__51_1378443548"/></text:h>
      <text:h text:style-name="Heading_20_1" text:outline-level="1"><text:bookmark text:name="__RefHeading__53_1378443548"/>Manual de usuario<text:bookmark-end text:name="__RefHeading__53_13784435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auto-update="true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Muñoz</meta:initial-creator>
    <meta:creation-date>2010-11-07T09:57:48</meta:creation-date>
    <meta:generator>LibreOffice/3.4$Unix LibreOffice_project/340m1$Build-302</meta:generator>
    <meta:editing-cycles>9</meta:editing-cycles>
    <meta:editing-duration>PT13H27M46S</meta:editing-duration>
    <dc:subject>Manual de usuario</dc:subject>
    <dc:title>glParchis. Manual de usuario</dc:title>
    <dc:date>2011-11-02T14:14:22</dc:date>
    <meta:document-statistic meta:table-count="0" meta:image-count="0" meta:object-count="0" meta:page-count="2" meta:paragraph-count="8" meta:word-count="24" meta:character-count="135" meta:non-whitespace-character-count="115"/>
  </office:meta>
</office:document-meta>
</file>